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80000016399AE2FAC8C8039A0.jpg" manifest:media-type="image/jpeg"/>
  <manifest:file-entry manifest:full-path="Pictures/10000000000002690000006F8584E024F40A1FD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0.5pt" style:font-name-asian="Arial1" style:font-size-asian="10.5pt" style:font-name-complex="Arial1" style:font-size-complex="10.5pt"/>
    </style:style>
    <style:style style:name="P4"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0972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margin-top="0in" fo:margin-bottom="0.0972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Times New Roman" fo:font-size="10pt" style:font-name-asian="Times New Roman1" style:font-size-asian="10pt" style:font-name-complex="Times New Roman1" style:font-size-complex="10pt"/>
    </style:style>
    <style:style style:name="P7"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imes New Roman" style:font-name-asian="Times New Roman1" style:font-name-complex="Times New Roman1"/>
    </style:style>
    <style:style style:name="P9"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10"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2" style:family="paragraph" style:parent-style-name="Standard">
      <style:paragraph-properties fo:margin-left="0in" fo:margin-right="0in" fo:margin-top="0in" fo:margin-bottom="0.0972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P14"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15"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size="11pt" style:font-size-asian="11pt" style:font-size-complex="11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3.4465in" fo:margin-right="0in" fo:margin-top="0in" fo:margin-bottom="0.0972in" loext:contextual-spacing="false" fo:line-height="100%" fo:text-align="start" style:justify-single-word="false" fo:keep-together="auto" fo:orphans="0" fo:widows="0" fo:text-indent="-3.4465in" style:auto-text-indent="false" fo:break-before="auto" fo:break-after="auto" fo:padding="0in" fo:border="none" fo:keep-with-next="auto"/>
    </style:style>
    <style:style style:name="P21" style:family="paragraph" style:parent-style-name="Standard">
      <style:paragraph-properties fo:margin-left="3.4465in" fo:margin-right="0in" fo:margin-top="0in" fo:margin-bottom="0.0972in" loext:contextual-spacing="false" fo:line-height="100%" fo:text-align="start" style:justify-single-word="false" fo:keep-together="auto" fo:orphans="0" fo:widows="0" fo:text-indent="-3.4465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972in" loext:contextual-spacing="false" fo:line-height="100%" fo:text-align="start" style:justify-single-word="false" fo:keep-together="auto" fo:orphans="0" fo:widows="0" fo:text-indent="0.4925in" style:auto-text-indent="false" fo:break-before="auto" fo:break-after="auto" fo:padding="0in" fo:border="none" fo:keep-with-next="auto"/>
    </style:style>
    <style:style style:name="P23" style:family="paragraph" style:parent-style-name="Standard">
      <style:paragraph-properties fo:margin-top="0in" fo:margin-bottom="0.0972in" loext:contextual-spacing="false" fo:line-height="115%"/>
    </style:style>
    <style:style style:name="P24" style:family="paragraph" style:parent-style-name="Standard">
      <style:paragraph-properties fo:margin-left="0in" fo:margin-right="0in" fo:margin-top="0in" fo:margin-bottom="0.0972in" loext:contextual-spacing="false" fo:line-height="115%" fo:text-indent="0.5in" style:auto-text-indent="false"/>
    </style:style>
    <style:style style:name="P25" style:family="paragraph" style:parent-style-name="Standard">
      <style:paragraph-properties fo:margin-left="0in" fo:margin-right="0in" fo:margin-top="0in" fo:margin-bottom="0.0972in" loext:contextual-spacing="false" fo:line-height="115%" fo:text-indent="0in" style:auto-text-indent="false"/>
    </style:style>
    <style:style style:name="P26" style:family="paragraph" style:parent-style-name="Standard" style:list-style-name="WWNum12">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7" style:family="paragraph" style:parent-style-name="Standard" style:list-style-name="WWNum21">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8" style:family="paragraph" style:parent-style-name="Standard" style:list-style-name="WWNum12">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29" style:family="paragraph" style:parent-style-name="Standard" style:list-style-name="WWNum20">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0" style:family="paragraph" style:parent-style-name="Standard" style:list-style-name="WWNum18">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1" style:family="paragraph" style:parent-style-name="Standard" style:list-style-name="WWNum19">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2" style:family="paragraph" style:parent-style-name="Standard" style:list-style-name="WWNum17">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3" style:family="paragraph" style:parent-style-name="Standard" style:list-style-name="WWNum16">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4" style:family="paragraph" style:parent-style-name="Standard" style:list-style-name="WWNum26">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5" style:family="paragraph" style:parent-style-name="Standard" style:list-style-name="WWNum25">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6" style:family="paragraph" style:parent-style-name="Standard" style:list-style-name="WWNum24">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7" style:family="paragraph" style:parent-style-name="Standard" style:list-style-name="WWNum23">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8" style:family="paragraph" style:parent-style-name="Standard" style:list-style-name="WWNum22">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39" style:family="paragraph" style:parent-style-name="Standard" style:list-style-name="WWNum11">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0" style:family="paragraph" style:parent-style-name="Standard" style:list-style-name="WWNum10">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1" style:family="paragraph" style:parent-style-name="Standard" style:list-style-name="WWNum8">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2"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3" style:family="paragraph" style:parent-style-name="Standard" style:list-style-name="WWNum4">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4" style:family="paragraph" style:parent-style-name="Standard" style:list-style-name="WWNum9">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5" style:family="paragraph" style:parent-style-name="Standard" style:list-style-name="WWNum7">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6" style:family="paragraph" style:parent-style-name="Standard" style:list-style-name="WWNum5">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7" style:family="paragraph" style:parent-style-name="Standard" style:list-style-name="WWNum3">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8" style:family="paragraph" style:parent-style-name="Standard" style:list-style-name="WWNum2">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9"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0" style:family="paragraph" style:parent-style-name="Standard" style:list-style-name="WWNum15">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1" style:family="paragraph" style:parent-style-name="Standard" style:list-style-name="WWNum14">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2" style:family="paragraph" style:parent-style-name="Standard" style:list-style-name="WWNum13">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3" style:family="paragraph" style:parent-style-name="Standard" style:list-style-name="WWNum21">
      <style:paragraph-properties fo:margin-left="0.5in" fo:margin-right="0in" fo:margin-top="0in" fo:margin-bottom="0.0972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4" style:family="paragraph" style:parent-style-name="Standard" style:list-style-name="WWNum21">
      <style:paragraph-properties fo:margin-left="0.5in" fo:margin-right="0in" fo:margin-top="0in" fo:margin-bottom="0in" loext:contextual-spacing="false" fo:line-height="115%" fo:text-indent="-0.25in" style:auto-text-indent="false"/>
    </style:style>
    <style:style style:name="P55" style:family="paragraph" style:parent-style-name="Standard" style:list-style-name="WWNum21">
      <style:paragraph-properties fo:margin-left="0.5in" fo:margin-right="0in" fo:margin-top="0in" fo:margin-bottom="0.0972in" loext:contextual-spacing="false" fo:line-height="115%" fo:text-indent="-0.25in" style:auto-text-indent="false"/>
    </style:style>
    <style:style style:name="P56" style:family="paragraph" style:parent-style-name="Heading_20_3">
      <style:paragraph-properties fo:margin-top="0.1945in" fo:margin-bottom="0.0972in" loext:contextual-spacing="false" fo:line-height="115%"/>
    </style:style>
    <style:style style:name="P57" style:family="paragraph" style:parent-style-name="Heading_20_4">
      <style:paragraph-properties fo:margin-top="0.0835in" fo:margin-bottom="0.0972in" loext:contextual-spacing="false" fo:line-height="115%"/>
    </style:style>
    <style:style style:name="P58" style:family="paragraph" style:parent-style-name="Title" style:master-page-name="Standard">
      <style:paragraph-properties fo:margin-top="0.1665in" fo:margin-bottom="0.0972in" loext:contextual-spacing="false" fo:line-height="115%" fo:text-align="center" style:justify-single-word="false" style:page-number="1"/>
    </style:style>
    <style:style style:name="P59" style:family="paragraph">
      <loext:graphic-properties draw:fill="solid" draw:fill-color="#a0a0a0"/>
      <style:paragraph-properties fo:text-align="center"/>
    </style:style>
    <style:style style:name="T1" style:family="text">
      <style:text-properties style:text-position="0% 100%"/>
    </style:style>
    <style:style style:name="T2" style:family="text">
      <style:text-properties style:text-position="0% 100%" fo:font-size="26pt" style:font-size-asian="26pt" style:font-size-complex="26pt"/>
    </style:style>
    <style:style style:name="T3"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4"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4pt" style:text-underline-style="none" style:font-name-asian="Times New Roman1" style:font-size-asian="14pt" style:font-name-complex="Times New Roman1" style:font-size-complex="14pt"/>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tyle="italic" fo:font-weight="bold" style:font-name-asian="Times New Roman1" style:font-style-asian="italic" style:font-weight-asian="bold" style:font-name-complex="Times New Roman1"/>
    </style:style>
    <style:style style:name="T11" style:family="text">
      <style:text-properties style:font-name="Times New Roman" fo:font-style="italic" style:font-name-asian="Times New Roman1" style:font-style-asian="italic" style:font-name-complex="Times New Roman1"/>
    </style:style>
    <style:style style:name="T12" style:family="text">
      <style:text-properties style:font-name="Times New Roman" style:text-underline-style="none" style:font-name-asian="Times New Roman1" style:font-name-complex="Times New Roman1"/>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8" style:family="text">
      <style:text-properties fo:font-variant="normal" fo:text-transform="none" fo:color="#000000" style:text-line-through-style="none" style:text-line-through-type="none" style:text-position="0% 100%" style:font-name="Times New Roman" fo:font-size="14pt" fo:font-style="normal" style:text-underline-style="solid" style:text-underline-width="auto" style:text-underline-color="font-color" fo:font-weight="bold" style:font-name-asian="Times New Roman1" style:font-size-asian="14pt" style:font-style-asian="normal" style:font-weight-asian="bold" style:font-name-complex="Times New Roman1" style:font-size-complex="14pt"/>
    </style:style>
    <style:style style:name="T19"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20"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2"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3" style:family="text">
      <style:text-properties fo:font-variant="normal" fo:text-transform="none" fo:color="#000000" style:text-line-through-style="none" style:text-line-through-type="none" style:text-position="0% 100%" style:font-name="Liberation Serif" fo:font-size="14pt" fo:font-style="normal" style:text-underline-style="none" fo:font-weight="bold" style:font-name-asian="Liberation Serif1" style:font-size-asian="14pt" style:font-style-asian="normal" style:font-weight-asian="bold" style:font-name-complex="Liberation Serif1" style:font-size-complex="14pt"/>
    </style:style>
    <style:style style:name="T24"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25" style:family="text">
      <style:text-properties fo:font-variant="normal" fo:text-transform="none" fo:color="#ff0000" style:text-line-through-style="none" style:text-line-through-type="none" style:text-position="0% 100%" style:font-name="Verdana" fo:font-size="12pt" fo:font-style="normal" style:text-underline-style="solid" style:text-underline-width="auto" style:text-underline-color="font-color" fo:font-weight="bold" style:font-name-asian="Verdana1" style:font-size-asian="12pt" style:font-style-asian="normal" style:font-weight-asian="bold" style:font-name-complex="Verdana1" style:font-size-complex="12pt"/>
    </style:style>
    <style:style style:name="T26" style:family="text">
      <style:text-properties fo:font-variant="normal" fo:text-transform="none" fo:color="#00a933" style:text-line-through-style="none" style:text-line-through-type="none" style:text-position="0% 100%" style:font-name="Verdana" fo:font-size="12pt" fo:font-style="normal" style:text-underline-style="solid" style:text-underline-width="auto" style:text-underline-color="font-color" fo:font-weight="bold" style:font-name-asian="Verdana1" style:font-size-asian="12pt" style:font-style-asian="normal" style:font-weight-asian="bold" style:font-name-complex="Verdana1" style:font-size-complex="12pt"/>
    </style:style>
    <style:style style:name="T27" style:family="text">
      <style:text-properties fo:font-variant="normal" fo:text-transform="none" fo:color="#729fcf" style:text-line-through-style="none" style:text-line-through-type="none" style:text-position="0% 100%" style:font-name="Verdana" fo:font-size="12pt" fo:font-style="normal" style:text-underline-style="solid" style:text-underline-width="auto" style:text-underline-color="font-color" fo:font-weight="bold" style:font-name-asian="Verdana1" style:font-size-asian="12pt" style:font-style-asian="normal" style:font-weight-asian="bold" style:font-name-complex="Verdana1" style:font-size-complex="12pt"/>
    </style:style>
    <style:style style:name="T28" style:family="text">
      <style:text-properties fo:font-variant="normal" fo:text-transform="none" fo:color="#ffff00" style:text-line-through-style="none" style:text-line-through-type="none" style:text-position="0% 100%" style:font-name="Verdana" fo:font-size="12pt" fo:font-style="normal" style:text-underline-style="solid" style:text-underline-width="auto" style:text-underline-color="font-color" fo:font-weight="bold" style:font-name-asian="Verdana1" style:font-size-asian="12pt" style:font-style-asian="normal" style:font-weight-asian="bold" style:font-name-complex="Verdana1" style:font-size-complex="12pt"/>
    </style:style>
    <style:style style:name="T29" style:family="text">
      <style:text-properties fo:font-variant="normal" fo:text-transform="none" fo:color="#800080" style:text-line-through-style="none" style:text-line-through-type="none" style:text-position="0% 100%" style:font-name="Verdana" fo:font-size="12pt" fo:font-style="normal" style:text-underline-style="solid" style:text-underline-width="auto" style:text-underline-color="font-color" fo:font-weight="bold" style:font-name-asian="Verdana1" style:font-size-asian="12pt" style:font-style-asian="normal" style:font-weight-asian="bold" style:font-name-complex="Verdana1" style:font-size-complex="12pt"/>
    </style:style>
    <style:style style:name="T30" style:family="text">
      <style:text-properties fo:font-variant="normal" fo:text-transform="none" fo:color="#000080" style:text-line-through-style="none" style:text-line-through-type="none" style:text-position="0% 100%" style:font-name="Times New Roman" fo:font-size="14pt"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style>
    <style:style style:name="T31" style:family="text">
      <style:text-properties fo:font-style="normal" style:font-style-asian="normal"/>
    </style:style>
    <style:style style:name="T32" style:family="text">
      <style:text-properties fo:color="#1155cc" style:text-underline-style="solid" style:text-underline-width="auto" style:text-underline-color="font-color"/>
    </style:style>
    <style:style style:name="T33" style:family="text">
      <style:text-properties fo:font-style="italic" fo:font-weight="bold" style:font-style-asian="italic" style:font-weight-asian="bold"/>
    </style:style>
    <style:style style:name="T34" style:family="text">
      <style:text-properties style:font-name="Arial" fo:font-size="10.5pt" style:font-name-asian="Arial1" style:font-size-asian="10.5pt" style:font-name-complex="Arial1" style:font-size-complex="10.5pt"/>
    </style:style>
    <style:style style:name="T35" style:family="text">
      <style:text-properties style:font-name="Courier New" fo:font-size="10pt" style:font-name-asian="Courier New1" style:font-size-asian="10pt" style:font-name-complex="Courier New1" style:font-size-complex="10pt"/>
    </style:style>
    <style:style style:name="T36" style:family="text">
      <style:text-properties fo:color="#729fcf" style:font-name="Verdana" style:text-underline-style="solid" style:text-underline-width="auto" style:text-underline-color="font-color" fo:font-weight="bold" style:font-name-asian="Verdana1" style:font-weight-asian="bold" style:font-name-complex="Verdana1"/>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heading=h.fdmp394ecxh7"/><text:span text:style-name="T2">Informe de Trabajo Final de Promoción</text:span></text:p>
      <text:p text:style-name="P56"><text:bookmark text:name="_heading=h.gcl9ceikgy3"/><text:span text:style-name="T1">Declaración de los tipos de datos utilizados en el programa</text:span></text:p>
      <text:p text:style-name="P4"><text:span text:style-name="T3">Tipo de datos declarados (type):</text:span><text:span text:style-name="T5"><text:tab/><text:tab/><text:tab/></text:span><text:span text:style-name="T3">Sintaxis:</text:span></text:p>
      <text:p text:style-name="P5"><text:span text:style-name="T13">subrOpciones = 'A' .. constOPCIONES;<text:tab/><text:tab/><text:tab/>// Acotamos los valores de las variables para que en caso </text:span></text:p>
      <text:p text:style-name="P5"><text:span text:style-name="T13">subrCategorias = 1 .. constCATEGORIAS;<text:tab/><text:tab/><text:tab/>de que ingresen valores no correspondientes no se tomen </text:span></text:p>
      <text:p text:style-name="P5"><text:span text:style-name="T13"><text:tab/><text:tab/><text:tab/><text:tab/><text:tab/><text:tab/><text:tab/>en cuenta.</text:span></text:p>
      <text:p text:style-name="P6"/>
      <text:p text:style-name="P5"><text:span text:style-name="T13">conjCompletadas = set of subrCategorias;<text:tab/><text:tab/><text:tab/>// Declaramos un conjunto para guardar los colores de la</text:span></text:p>
      <text:p text:style-name="P20"><text:span text:style-name="T13">conjRespuestas = set of char;<text:tab/> cara del diamante.</text:span></text:p>
      <text:p text:style-name="P21"/>
      <text:p text:style-name="P20"><text:span text:style-name="T13">cadenaPreg = string[238];<text:tab/>// Utilizamos tres diferentes datos de tipo string con sus </text:span></text:p>
      <text:p text:style-name="P20"><text:span text:style-name="T13">cadenaOpci = string[210];<text:tab/> respectivas asignaciones de límite de caracteres para </text:span></text:p>
      <text:p text:style-name="P5"><text:span text:style-name="T13">cadenaColores = string[6]<text:tab/>;<text:tab/><text:tab/><text:tab/><text:tab/></text:span><text:span text:style-name="T8">optimizar</text:span><text:span text:style-name="T13"> el uso de memoria. <text:s/></text:span></text:p>
      <text:p text:style-name="P12"/>
      <text:p text:style-name="P20"><text:span text:style-name="T13">arrOpciones = array [subrOpciones] of cadenaOpci;<text:tab/>// Usamos un arreglo de strings para guardar las opciones de las preguntas</text:span></text:p>
      <text:p text:style-name="P20"><text:span text:style-name="T13">tipoPreguntas = record<text:tab/>// Creamos un registro para las preguntas con sus respectivas respuestas y/o opciones con sus soluciones</text:span></text:p>
      <text:p text:style-name="P22"><text:span text:style-name="T13">numCategoria: subrCategorias;</text:span></text:p>
      <text:p text:style-name="P22"><text:span text:style-name="T13">pregunta: cadenaPreg;</text:span></text:p>
      <text:p text:style-name="P22"><text:span text:style-name="T13">opciones: arrOpciones;</text:span></text:p>
      <text:p text:style-name="P22"><text:span text:style-name="T13">respuesta: subrOpciones;</text:span></text:p>
      <text:p text:style-name="P22"><text:soft-page-break/><text:span text:style-name="T13">explicacion: cadenaOpci;</text:span></text:p>
      <text:p text:style-name="P5"><text:span text:style-name="T13">end;</text:span></text:p>
      <text:p text:style-name="P20"><text:span text:style-name="T13">lista = ^nodo;<text:tab/>// Creamos una lista para guardar el registro de las </text:span></text:p>
      <text:p text:style-name="P20"><text:span text:style-name="T13">nodo = record<text:tab/>preguntas en donde cada lista creada corresponde</text:span></text:p>
      <text:p text:style-name="P22"><text:span text:style-name="T13">datos: tipoPreguntas;<text:tab/><text:tab/><text:tab/><text:tab/>a las categorías de la cara del diamante</text:span></text:p>
      <text:p text:style-name="P22"><text:span text:style-name="T13">sig: lista;</text:span></text:p>
      <text:p text:style-name="P5"><text:span text:style-name="T13">end;</text:span></text:p>
      <text:p text:style-name="P12"/>
      <text:p text:style-name="P5"><text:span text:style-name="T13">tipoLista = record<text:tab/><text:tab/><text:tab/><text:tab/><text:tab/></text:span><text:span text:style-name="T8"> <text:s text:c="12"/></text:span><text:span text:style-name="T13">// Creamos dos punteros para agregar al final cada</text:span></text:p>
      <text:p text:style-name="P22"><text:span text:style-name="T13">pri, ult: lista;<text:tab/><text:tab/><text:tab/><text:tab/><text:tab/>pregunta sea mas optimo en tiempo de ejecución</text:span></text:p>
      <text:p text:style-name="P5"><text:span text:style-name="T13">end;</text:span></text:p>
      <text:p text:style-name="P12"/>
      <text:p text:style-name="P20"><text:span text:style-name="T13">vdlCategorias = array [subrCategorias] of tipoLista;<text:tab/>//Creamos un arreglo de una dimensión para guardar las listas de preguntas de cada categoría de la cara del diamante</text:span></text:p>
      <text:p text:style-name="Heading_20_3"><text:bookmark text:name="_heading=h.rgl7t0grcsu4"/>Fundamentación de las estructuras elegidas<text:span text:style-name="T1">:</text:span></text:p>
      <text:p text:style-name="P23"><text:span text:style-name="T9"><text:tab/>Decidimos crear un arreglo de registro </text:span><text:span text:style-name="T10">vdlCategorias</text:span><text:span text:style-name="T9"> aprovechandonos de que el arreglo es una estructura homogenea accedida por un indice para guardar una lista de cada categoría donde el elemento es </text:span><text:span text:style-name="T10">tipoLista</text:span><text:span text:style-name="T9"> y el índice del arreglo simboliza el número de la categoría, como la cantidad de categorías es conocida y asignada desde el código, como el arreglo es una estructura de acceso directo (ya que para acceder a un valor solo basta con conocer el identificador del campo) nos permite asegurarnos que, siempre y cuando se ingresen bien los datos de cada pregunta, se pueda acceder a todas las preguntas de una misma categoría sin necesidad de recorrer las de otras. Finalmente, como esta estructura se aloja en memoria estática (la cantidad de memoria no varía durante la ejecución del programa) sabemos que siempre que se necesite acceder a las preguntas se puede, permitiéndonos jugar multiples partidas en la misma ejecución del programa, siempre y cuando las estructuras internas al arreglo se mantengan.</text:span></text:p>
      <text:p text:style-name="P24"><text:span text:style-name="T9">El tipo de dato </text:span><text:span text:style-name="T10">tipoLista</text:span><text:span text:style-name="T11"> </text:span><text:span text:style-name="T9">es un registro compuesto por 2 campos del tipo puntero, el puntero </text:span><text:span text:style-name="T10">pri</text:span><text:span text:style-name="T9"> nos da la dirección de memoria del primer elemento de una lista de categorías correspondiente que creamos para poder guardar las preguntas a cada categoría y el campo </text:span><text:span text:style-name="T10">ult</text:span><text:span text:style-name="T9"> que nos da la dirección de memoria del último elemento de la misma lista.</text:span></text:p>
      <text:p text:style-name="P24"><text:span text:style-name="T9">Decidimos usar estructuras de listas simples para el guardado de las preguntas de cada categoría con el objetivo de asegurar la posibilidad a futuro de poder agregar y cambiar las preguntas disponibles en el juego sin necesidad de modificar el programa, ya que, a diferencia de los arreglos, las listas simples como es una estructura de datos dinámica ya que no dependen de conocer la cantidad de elementos que componen a la estructura por lo tanto la cantidad de memoria varía durante la ejecución y nos permite que para agregar una pregunta más al juego solo basta con agregarla al archivo “</text:span><text:span text:style-name="T10">categorias.txt</text:span><text:span text:style-name="T9">”.</text:span></text:p>
      <text:p text:style-name="P25"><text:span text:style-name="T9"><text:tab/>Tanto el campo </text:span><text:span text:style-name="T10">pri</text:span><text:span text:style-name="T9"> como </text:span><text:span text:style-name="T10">ult</text:span><text:span text:style-name="T9"> está compuesto por un puntero </text:span><text:span text:style-name="T10">lista</text:span><text:span text:style-name="T9"> que apunta a un registro </text:span><text:span text:style-name="T10">nodo</text:span><text:span text:style-name="T9"> cuyo campo </text:span><text:span text:style-name="T10">sig</text:span><text:span text:style-name="T9">, que indica la siguiente posición de la lista y el campo </text:span><text:span text:style-name="T10">datos</text:span><text:span text:style-name="T9"> del tipo </text:span><text:span text:style-name="T10">tipoPreguntas</text:span><text:span text:style-name="T9">.</text:span></text:p>
      <text:p text:style-name="P4"><text:span text:style-name="T6"><text:tab/></text:span><text:span text:style-name="T9">El dato</text:span><text:span text:style-name="T8"> </text:span><text:span text:style-name="T10">tipoPreguntas</text:span><text:span text:style-name="T9"> es un registro, decidimos utilizar esta estructura de datos heterogenea de acceso directo para unificar toda las caracteristicas de cada pregunta en una solo dato lo que mejora la legibilidad y lectura de las preguntas, a continuacion definimos cada uno de sus campos:</text:span></text:p>
      <text:list xml:id="list953075327" text:style-name="WWNum12">
        <text:list-item>
          <text:p text:style-name="P26"><text:span text:style-name="T10">numCategoria</text:span><text:span text:style-name="T8"> <text:s/></text:span><text:span text:style-name="T9">es un tipo de datos entero que guarda el número de categoría para uso interno del programa (identificar en qué vector de listas se debe guardar cada pregunta).</text:span></text:p>
        </text:list-item>
        <text:list-item>
          <text:p text:style-name="P26"><text:span text:style-name="T10">preguntas </text:span><text:span text:style-name="T9">es un dato de tipo string, donde es la pregunta correspondiente, este string fue acotado a 238 caracteres ya que la pregunta más larga tiene 238 caracteres, pero se puede ajustar fácilmente modificando el type.</text:span></text:p>
        </text:list-item>
        <text:list-item>
          <text:p text:style-name="P26"><text:soft-page-break/><text:span text:style-name="T10">opciones</text:span><text:span text:style-name="T9"> que es un arreglo de índice </text:span><text:span text:style-name="T10">subrOpciones </text:span><text:span text:style-name="T9">compuesto por elementos del tipo </text:span><text:span text:style-name="T10">cadenaOpci </text:span><text:span text:style-name="T9">(string de 240 caracteres), elegimos usar un arreglo para poder guardar cada pregunta con a que opcion pertenece dentro del mismo dato, como la cantidad de opciones que tiene cada pregunta es conocida (A,B o C) nos pareció adecuado, aunque no permite que cada pregunta tenga una cantidad distinta de opciones. </text:span></text:p>
        </text:list-item>
        <text:list-item>
          <text:p text:style-name="P26"><text:span text:style-name="T10">respuesta</text:span><text:span text:style-name="T9"> subrango de caracteres que usamos para guardar la respuesta correcta de cada pregunta.</text:span></text:p>
        </text:list-item>
        <text:list-item>
          <text:p text:style-name="P26"><text:span text:style-name="T10">explicacion </text:span><text:span text:style-name="T9">es un dato de tipo string acotados a 210 caracteres, se encarga de guardar la respuesta de la pregunta donde es el mismo caso de</text:span><text:span text:style-name="T10"> preguntas, </text:span><text:span text:style-name="T9">que debido a que la respuesta con más cantidad de caracteres es de 210 lo acotamos a esa cantidad, pero</text:span></text:p>
        </text:list-item>
        <text:list-item>
          <text:p text:style-name="P28"><text:span text:style-name="T9"><text:s/>para cambiarlo solo se le debe modificar en el type. <text:tab/></text:span></text:p>
        </text:list-item>
      </text:list>
      <text:p text:style-name="P57"><text:bookmark text:name="_heading=h.oi8h3oc9624g"/><text:span text:style-name="T31">Funcionamiento y diseño del programa</text:span></text:p>
      <text:p text:style-name="Standard"><text:tab/>Para el diseño del programa nos basamos en este <text:a xlink:type="simple" xlink:href="https://excalidraw.com/#json=aOlIhcVCnqfj4sdcJtsNN,UPH3AYzl8xPBXHuI7wWmPQ" text:style-name="ListLabel_20_19" text:visited-style-name="ListLabel_20_19"><text:span text:style-name="T32">gráfico</text:span></text:a>, dividimos el funcionamiento del programa en 4 etapas: carga de datos, introducción, partida y cierre del programa.</text:p>
      <text:p text:style-name="Standard"/>
      <text:p text:style-name="Standard"><text:tab/><text:span text:style-name="T33">Carga de datos</text:span>: donde inicializamos nuestro Vector De Listas (<text:span text:style-name="T33">vdl</text:span>), para inicializarlo usamos una variable del tipo <text:span text:style-name="T33">text </text:span>llamado “<text:span text:style-name="T33">categorias.txt</text:span>” que contiene información de todas las preguntas de cada categoría en el siguiente formato:</text:p>
      <text:p text:style-name="Standard"/>
      <text:p text:style-name="P2"><text:span text:style-name="T34">número de categoría (</text:span><text:span text:style-name="T35">1 .. constCATEGORIAS</text:span><text:span text:style-name="T34">)</text:span></text:p>
      <text:p text:style-name="P2"><text:span text:style-name="T34">enunciado de pregunta (string[238])</text:span></text:p>
      <text:p text:style-name="P2"><text:span text:style-name="T34">enunciado de opción A, B y C (string[240])</text:span></text:p>
      <text:p text:style-name="P2"><text:span text:style-name="T34">respuesta (char)</text:span></text:p>
      <text:p text:style-name="P2"><text:span text:style-name="T34">enunciado de la solución (string[240])</text:span></text:p>
      <text:p text:style-name="P3"/>
      <text:p text:style-name="Standard"><text:span text:style-name="T9"><text:tab/>El módulo </text:span><text:span text:style-name="T10">cargarVDL()</text:span><text:span text:style-name="T9"> se encarga de inicializar todos los elementos del vector vdl en nil, abrir el archivo “</text:span><text:span text:style-name="T10">categorias.txt</text:span><text:span text:style-name="T9">”, y separar cada pregunta en un dato </text:span><text:span text:style-name="T10">act</text:span><text:span text:style-name="T9"> del tipo pregunta que luego se carga en el vdl. Sabemos que el tiempo de carga del vdl es 6 veces más que el de un archivo de registros (debido a la lectura de cada uno de los campos), pero sabiendo que excede los contenidos de la cátedra decidimos usar un dato text que logramos que funcione.</text:span></text:p>
      <text:p text:style-name="P1"/>
      <text:p text:style-name="Standard"><text:span text:style-name="T9"><text:tab/></text:span><text:span text:style-name="T10">Introducción: </text:span><text:span text:style-name="T9">en esta etapa decidimos presentarle la historia y las reglas del juego antes de comenzar la partida del jugador, esta etapa es meramente para brindar una interfaz de usuario mínima.</text:span></text:p>
      <text:p text:style-name="P1"/>
      <text:p text:style-name="Standard"><text:span text:style-name="T9"><text:tab/></text:span><text:span text:style-name="T10">Partida: </text:span><text:span text:style-name="T9">esta etapa consiste en un procedimiento especial llamado </text:span><text:span text:style-name="T10">partida()</text:span><text:span text:style-name="T9"> al cual le pasamos como parámetro por valor al vector completo de listas, y los parámetros </text:span><text:span text:style-name="T10">resultado</text:span><text:span text:style-name="T9"> (variable booleana encargada de devolver si el jugador gana o pierde), </text:span><text:span text:style-name="T10">puntaje</text:span><text:span text:style-name="T9"> (variable entera encargada de registrar el total de puntos que consigue el jugador en cada partida), </text:span><text:span text:style-name="T10">error</text:span><text:span text:style-name="T9"> (variable entera encargada de contar los intentos del jugador) y</text:span><text:span text:style-name="T10"> errordesafio</text:span><text:span text:style-name="T9"> (variable entera encargada de <text:s/>contar los la cantidad de errores de la pregunta desafío). Dentro de el modulo partida el jugador elije una categoria (1,2,3,4,5 o el nombre del color de la categoría), lo que llevará a invocar al procedimiento preguntas que se encarga de hacer todas las preguntas de la categoría elegida, hasta que se complete la categoría o hasta que el jugador falle (hasta </text:span><text:span text:style-name="T10">constERRORES</text:span><text:span text:style-name="T9">, por defecto 3), donde se le hará elegir al jugador otra categoría. En caso que el jugador falle en la pregunta desafío, se le otorgará la cantidad de intentos definida en </text:span><text:span text:style-name="T10">constERRORDESAFIO </text:span><text:span text:style-name="T9">(2 por defecto). En caso que el jugador pierda o gane se le presentará el resultado y se le dará la opción de jugar de nuevo, reiniciando el proceso </text:span><text:span text:style-name="T10">partida()</text:span><text:span text:style-name="T9"> o terminar el programa, que pasará a la siguiente etapa.</text:span></text:p>
      <text:p text:style-name="P1"/>
      <text:p text:style-name="Standard"><text:soft-page-break/><text:span text:style-name="T9"><text:tab/></text:span><text:span text:style-name="T10">Cierre del Programa</text:span><text:span text:style-name="T9">: una vez que el jugador tomó la decisión de cerrar el juego, se le presentará una pantalla de despedida con el procedimiento </text:span><text:span text:style-name="T10">outro() </text:span><text:span text:style-name="T9">y se invocará el procedimiento </text:span><text:span text:style-name="T10">liberarMemVDL() </text:span><text:span text:style-name="T9">encargado de liberar la memoria utilizada por el VDL.</text:span></text:p>
      <text:p text:style-name="P1"/>
      <text:p text:style-name="P1"/>
      <text:p text:style-name="P1"/>
      <text:p text:style-name="P1"/>
      <text:p text:style-name="P56"><text:bookmark text:name="_heading=h.91ne3xbz801r"/><text:span text:style-name="T1">Preguntas de cada categoría con su respectivas opciones, respuestas y justificaciones</text:span></text:p>
      <text:p text:style-name="P13"/>
      <text:p text:style-name="P4"><text:span text:style-name="T25">█ </text:span><text:span text:style-name="T14">Categoría Roja: “Conceptos introductorios: Datos, Variables”</text:span></text:p>
      <text:p text:style-name="P4"><text:span text:style-name="T21">Pregunta 1: </text:span><text:span text:style-name="T20">¿</text:span><text:span text:style-name="T9">Cuál</text:span><text:span text:style-name="T16"> de estos es un tipo de dato no ordinal?.</text:span></text:p>
      <text:list xml:id="list2862090319" text:style-name="WWNum20">
        <text:list-item>
          <text:p text:style-name="P29"><text:span text:style-name="T16">Entero</text:span></text:p>
        </text:list-item>
        <text:list-item>
          <text:p text:style-name="P29"><text:span text:style-name="T16">Real</text:span></text:p>
        </text:list-item>
        <text:list-item>
          <text:p text:style-name="P29"><text:span text:style-name="T16">Carácter</text:span></text:p>
        </text:list-item>
      </text:list>
      <text:p text:style-name="P4"><text:span text:style-name="T17">Respuesta:</text:span><text:span text:style-name="T16"> El real es un tipo de dato no ordinal ya que tiene infinitos números entre sí, por lo tanto, no tiene un antecesor y un sucesor</text:span></text:p>
      <text:p text:style-name="P15"/>
      <text:p text:style-name="P4"><text:span text:style-name="T17">Pregunta 2: ¿</text:span><text:span text:style-name="T9">Qué</text:span><text:span text:style-name="T16"> operación devuelve el cociente entero de una división?.</text:span></text:p>
      <text:list xml:id="list4022454879" text:style-name="WWNum18">
        <text:list-item>
          <text:p text:style-name="P30"><text:span text:style-name="T16">MOD</text:span></text:p>
        </text:list-item>
        <text:list-item>
          <text:p text:style-name="P30"><text:span text:style-name="T15">DIV</text:span></text:p>
        </text:list-item>
        <text:list-item>
          <text:p text:style-name="P30"><text:span text:style-name="T16">/</text:span></text:p>
        </text:list-item>
      </text:list>
      <text:p text:style-name="P4"><text:span text:style-name="T17">Respuesta:</text:span><text:span text:style-name="T16"> La operación DIV es la operación encargada de devolver el cociente de la división entre 2 números.</text:span></text:p>
      <text:p text:style-name="P15"/>
      <text:p text:style-name="P4"><text:span text:style-name="T17">Pregunta 3: </text:span><text:span text:style-name="T16">Las constantes se declaran de la siguiente forma:</text:span></text:p>
      <text:list xml:id="list415313123" text:style-name="WWNum19">
        <text:list-item>
          <text:p text:style-name="P31"><text:soft-page-break/><text:span text:style-name="T16">Type <text:tab/>NombreConstante = ‘Valor’;</text:span></text:p>
        </text:list-item>
        <text:list-item>
          <text:p text:style-name="P31"><text:span text:style-name="T16">VAR<text:tab/> NombreConstante: ‘Valor’;</text:span></text:p>
        </text:list-item>
        <text:list-item>
          <text:p text:style-name="P31"><text:span text:style-name="T15">Const<text:tab/> NOMBRECONSTANTE = ‘Valor’;</text:span></text:p>
        </text:list-item>
      </text:list>
      <text:p text:style-name="P4"><text:span text:style-name="T17">Respuesta:</text:span><text:span text:style-name="T16"> En Pascal, las constantes se declaran bajo la palabra reservada const.</text:span></text:p>
      <text:p text:style-name="P16"/>
      <text:p text:style-name="P4"><text:span text:style-name="T17">Pregunta 4: ¿</text:span><text:span text:style-name="T16">Cuál de las siguientes opciones es la estructura de control de decisión?.</text:span></text:p>
      <text:list xml:id="list471671146" text:style-name="WWNum17">
        <text:list-item>
          <text:p text:style-name="P32"><text:span text:style-name="T15">If (condición) then else</text:span></text:p>
        </text:list-item>
        <text:list-item>
          <text:p text:style-name="P32"><text:span text:style-name="T16">While (condición) do</text:span></text:p>
        </text:list-item>
        <text:list-item>
          <text:p text:style-name="P32"><text:span text:style-name="T16">For i:=1 to valor do</text:span></text:p>
        </text:list-item>
      </text:list>
      <text:p text:style-name="P4"><text:span text:style-name="T17">Respuesta:</text:span><text:span text:style-name="T16"> El if, por definición, es la estructura de control de decisión ya que pregunta una vez si una o más condiciones son verdaderas o no, el while es una estructura de control pre condicional y el for es una estructura de control de repetición</text:span></text:p>
      <text:p text:style-name="P7"/>
      <text:p text:style-name="P4"><text:span text:style-name="T17">Pregunta 5: </text:span><text:span text:style-name="T16">¿Cuál de los siguientes tipos de variables no se puede usar como parámetro de la estructura de repetición:</text:span></text:p>
      <text:list xml:id="list4288623528" text:style-name="WWNum16">
        <text:list-item>
          <text:p text:style-name="P33"><text:span text:style-name="T16">Numérico</text:span></text:p>
        </text:list-item>
        <text:list-item>
          <text:p text:style-name="P33"><text:span text:style-name="T15">Real</text:span></text:p>
        </text:list-item>
        <text:list-item>
          <text:p text:style-name="P33"><text:span text:style-name="T16">Char</text:span></text:p>
        </text:list-item>
      </text:list>
      <text:p text:style-name="P4"><text:span text:style-name="T17">Respuesta:</text:span><text:span text:style-name="T16"> El real es el tipo de dato que no se puede utilizar en una variable de control ya que es un tipo de dato no ordinal.</text:span></text:p>
      <text:p text:style-name="P15"/>
      <text:p text:style-name="P4"><text:span text:style-name="T26">█ </text:span><text:span text:style-name="T14">Categoría Verde: “Modularización, comunicación entre módulos, pasaje de parámetros”.</text:span></text:p>
      <text:p text:style-name="P4"><text:span text:style-name="T17">Pregunta 1: </text:span><text:span text:style-name="T16">¿Qué tipo de datos puede devolver una función?</text:span></text:p>
      <text:list xml:id="list1503239719" text:style-name="WWNum26">
        <text:list-item>
          <text:p text:style-name="P34"><text:span text:style-name="T15">Datos Simples</text:span></text:p>
        </text:list-item>
        <text:list-item>
          <text:p text:style-name="P34"><text:span text:style-name="T16">Datos Compuestos</text:span></text:p>
        </text:list-item>
        <text:list-item>
          <text:p text:style-name="P34"><text:soft-page-break/><text:span text:style-name="T16">Estructuras de datos</text:span></text:p>
        </text:list-item>
      </text:list>
      <text:p text:style-name="P4"><text:span text:style-name="T17">Respuesta:</text:span><text:span text:style-name="T16"> Las funciones solo pueden devolver un tipo de dato simple y no puede ser de otro tipo, esto no es aconsejable, ya que las funciones se pueden utilizar dentro de las declaraciones de otras estructuras de control.</text:span></text:p>
      <text:p text:style-name="P15"/>
      <text:p text:style-name="P4"><text:span text:style-name="T17">Pregunta 2: </text:span><text:span text:style-name="T16">Para poder modificar los valores de una variable por un procedimiento se recomienda pasarla como: </text:span></text:p>
      <text:list xml:id="list2579643267" text:style-name="WWNum25">
        <text:list-item>
          <text:p text:style-name="P35"><text:span text:style-name="T16">Parámetro por valor</text:span></text:p>
        </text:list-item>
        <text:list-item>
          <text:p text:style-name="P35"><text:span text:style-name="T16">Como variable global</text:span></text:p>
        </text:list-item>
        <text:list-item>
          <text:p text:style-name="P35"><text:span text:style-name="T15">Parámetro por referencia</text:span></text:p>
        </text:list-item>
      </text:list>
      <text:p text:style-name="P4"><text:span text:style-name="T17">Respuesta:</text:span><text:span text:style-name="T16"> Siempre es recomendable pasar las variables como parámetros por referencia si </text:span><text:span text:style-name="T9">se modifica</text:span><text:span text:style-name="T16">. Los parámetros pasados por valor no modifican el parámetro real y las variables globales son más difíciles de seguir. </text:span></text:p>
      <text:p text:style-name="P8"/>
      <text:p text:style-name="P4"><text:span text:style-name="T17">Pregunta 3: </text:span><text:span text:style-name="T16">¿Qué es un procedimiento?</text:span></text:p>
      <text:list xml:id="list2798174916" text:style-name="WWNum24">
        <text:list-item>
          <text:p text:style-name="P36"><text:span text:style-name="T15">Un módulo que realiza tareas y puede devolver 0, 1 o más variables a través del método de pasaje por parámetros</text:span></text:p>
        </text:list-item>
        <text:list-item>
          <text:p text:style-name="P36"><text:span text:style-name="T16">Un módulo que realiza tareas y solo devuelve un valor</text:span></text:p>
        </text:list-item>
        <text:list-item>
          <text:p text:style-name="P36"><text:span text:style-name="T16">Es una estrategia que implica dividir un problema en partes funcionalmente independientes</text:span></text:p>
        </text:list-item>
      </text:list>
      <text:p text:style-name="P4"><text:span text:style-name="T17">Respuesta:</text:span><text:span text:style-name="T16"> Un procedimiento no necesariamente debe devolver un solo valor, y la estrategia de subdividir un programa en partes funcionalmente independientes se conoce como modularización.</text:span></text:p>
      <text:p text:style-name="P16"/>
      <text:p text:style-name="P4"><text:span text:style-name="T17">Pregunta 4: </text:span><text:span text:style-name="T16">¿</text:span><text:span text:style-name="T9">Cómo</text:span><text:span text:style-name="T16"> se invoca una función?</text:span></text:p>
      <text:list xml:id="list1024607377" text:style-name="WWNum23">
        <text:list-item>
          <text:p text:style-name="P37"><text:span text:style-name="T15">Por medio de una estructura de control (asignación, comparación, etc.).</text:span></text:p>
        </text:list-item>
        <text:list-item>
          <text:p text:style-name="P37"><text:span text:style-name="T16">Nombre (variable1, variable2, etc);</text:span></text:p>
        </text:list-item>
        <text:list-item>
          <text:p text:style-name="P37"><text:span text:style-name="T16">Readln (Nombre (variable1, variable2, etc));</text:span></text:p>
        </text:list-item>
      </text:list>
      <text:p text:style-name="P4"><text:span text:style-name="T17">Respuesta:</text:span><text:span text:style-name="T16"> Una función puede ser declarada dentro de cualquier estructura de control que requiera de un dato simple. </text:span></text:p>
      <text:p text:style-name="P14"/>
      <text:p text:style-name="P4"><text:soft-page-break/><text:span text:style-name="T27">█</text:span><text:span text:style-name="T36"> </text:span><text:span text:style-name="T14">Color Azul: Organización de computadoras. </text:span></text:p>
      <text:p text:style-name="P4"><text:span text:style-name="T17">Pregunta 1: </text:span><text:span text:style-name="T16">Complete con la compuerta lógica correspondiente: 11111....01100 = 01100</text:span></text:p>
      <text:list xml:id="list901675274" text:style-name="WWNum22">
        <text:list-item>
          <text:p text:style-name="P38"><text:span text:style-name="T16">OR</text:span></text:p>
        </text:list-item>
        <text:list-item>
          <text:p text:style-name="P38"><text:span text:style-name="T15">AND</text:span></text:p>
        </text:list-item>
        <text:list-item>
          <text:p text:style-name="P38"><text:span text:style-name="T16">XOR</text:span></text:p>
        </text:list-item>
      </text:list>
      <text:p text:style-name="P4"><text:span text:style-name="T17">Respuesta:</text:span><text:span text:style-name="T16"> Es AND </text:span><text:span text:style-name="T9">porqué</text:span><text:span text:style-name="T16"> cuando dos entradas es 1 la compuerta lógica te devuelve 1.</text:span></text:p>
      <text:p text:style-name="P16"/>
      <text:p text:style-name="P4"><text:span text:style-name="T17">Pregunta 2: </text:span><text:span text:style-name="T16">Cuáles de estas operaciones es la correcta</text:span></text:p>
      <text:list xml:id="list3523990904" text:style-name="WWNum11">
        <text:list-item>
          <text:p text:style-name="P39"><text:span text:style-name="T15">X XOR 1 = X </text:span></text:p>
        </text:list-item>
        <text:list-item>
          <text:p text:style-name="P39"><text:span text:style-name="T16">X AND 0 = X</text:span></text:p>
        </text:list-item>
        <text:list-item>
          <text:p text:style-name="P39"><text:span text:style-name="T16">X OR 0 = X</text:span></text:p>
        </text:list-item>
      </text:list>
      <text:p text:style-name="P4"><text:span text:style-name="T17">Respuesta:</text:span><text:span text:style-name="T16"> La respuesta es XOR ya que la máscara 1 te devuelve la misma entrada y con AND debe ser con 0 para que te devuelva la misma entrada y con OR basta que una de sus entradas sea 1 para que la función valga 1</text:span></text:p>
      <text:p text:style-name="P15"/>
      <text:p text:style-name="P4"><text:span text:style-name="T17">Pregunta 3: ¿</text:span><text:span text:style-name="T16">Cuántas combinaciones de números se pueden realizar con 8 bits en BSS?</text:span></text:p>
      <text:list xml:id="list650005242" text:style-name="WWNum10">
        <text:list-item>
          <text:p text:style-name="P40"><text:span text:style-name="T16">0..127</text:span></text:p>
        </text:list-item>
        <text:list-item>
          <text:p text:style-name="P40"><text:span text:style-name="T15">0..255</text:span></text:p>
        </text:list-item>
        <text:list-item>
          <text:p text:style-name="P40"><text:span text:style-name="T16">-63...63</text:span></text:p>
        </text:list-item>
      </text:list>
      <text:p text:style-name="P4"><text:span text:style-name="T17">Respuesta:</text:span><text:span text:style-name="T16"> Para calcular el rango en BSS es de la siguiente forma 2^n-1 donde n es el número de bits y la respuesta es 255 ya que 2^8-1= 255.</text:span></text:p>
      <text:p text:style-name="P16"/>
      <text:p text:style-name="P7"/>
      <text:p text:style-name="P7"/>
      <text:p text:style-name="P7"><text:soft-page-break/></text:p>
      <text:p text:style-name="P4"><text:span text:style-name="T17">Pregunta 4: </text:span><text:span text:style-name="T16">La unidad aritmético lógica es la encargada de:</text:span></text:p>
      <text:list xml:id="list3548988971" text:style-name="WWNum8">
        <text:list-item>
          <text:p text:style-name="P41"><text:span text:style-name="T16">Encontrar la celda de memoria en la que se encuentra cada dato requerido.</text:span></text:p>
        </text:list-item>
        <text:list-item>
          <text:p text:style-name="P41"><text:span text:style-name="T15">Recibir datos, realizar operaciones lógicas y matemáticas a partir de instrucciones definidas con los mismos y devolver los resultados de dichas operaciones.</text:span></text:p>
        </text:list-item>
        <text:list-item>
          <text:p text:style-name="P41"><text:span text:style-name="T16">Recibir resultados de operaciones lógicas y </text:span><text:span text:style-name="T9">reintegrarse</text:span><text:span text:style-name="T16"> en su respectiva celda de memoria.</text:span></text:p>
        </text:list-item>
      </text:list>
      <text:p text:style-name="P4"><text:span text:style-name="T17">Respuesta:</text:span><text:span text:style-name="T16"> Ya que, como lo indica la definición de aritmética: Parte de la matemática que estudia los números y las operaciones que se hacen con ellos.</text:span></text:p>
      <text:p text:style-name="P16"/>
      <text:p text:style-name="P4"><text:span text:style-name="T17">Pregunta 5: </text:span><text:span text:style-name="T16">¿Cómo se realiza la normalización en un sistema de punto flotante con mantisa fraccionaria?</text:span></text:p>
      <text:list xml:id="list2604501473" text:style-name="WWNum6">
        <text:list-item>
          <text:p text:style-name="P42"><text:span text:style-name="T15">Mover el punto fraccionario de manera tal que el bit más significativo después del punto (sin considerar el bit de signo) sea 1 y para no modificar el valor se compensa con modificar el exponente</text:span></text:p>
        </text:list-item>
        <text:list-item>
          <text:p text:style-name="P42"><text:span text:style-name="T16">Desplazar en forma dinámica la coma decimal a una posición conveniente y usar el exponente de base 10 para definir la ubicación de la coma</text:span></text:p>
        </text:list-item>
        <text:list-item>
          <text:p text:style-name="P42"><text:span text:style-name="T16">Ninguna de las anteriores</text:span></text:p>
        </text:list-item>
      </text:list>
      <text:p text:style-name="P4"><text:span text:style-name="T17">Respuesta:</text:span><text:span text:style-name="T16"> La normalización en un sistema de punto flotante con mantisa fraccionaria implica mover el punto fraccionario para que el bit más significativo sea 1, ajustando el exponente para mantener el valor original.</text:span></text:p>
      <text:p text:style-name="P15"/>
      <text:p text:style-name="P4"><text:span text:style-name="T28">█ </text:span><text:span text:style-name="T14">Color Amarillo: Estructuras de datos, Registros.</text:span></text:p>
      <text:p text:style-name="P4"><text:span text:style-name="T17">Pregunta 1: ¿</text:span><text:span text:style-name="T16">Cuál de estas operaciones se puede aplicar a la variable registro?.</text:span></text:p>
      <text:list xml:id="list1879239271" text:style-name="WWNum4">
        <text:list-item>
          <text:p text:style-name="P43"><text:span text:style-name="T16">Suma</text:span></text:p>
        </text:list-item>
        <text:list-item>
          <text:p text:style-name="P43"><text:span text:style-name="T15">Asignación</text:span></text:p>
        </text:list-item>
        <text:list-item>
          <text:p text:style-name="P43"><text:span text:style-name="T16">Comparación</text:span></text:p>
        </text:list-item>
      </text:list>
      <text:p text:style-name="P4"><text:span text:style-name="T17">Respuesta:</text:span><text:span text:style-name="T16"> Solo se puede realizar la operación asignación en las variables del tipo registro, aunque esto no hable de las operaciones que se le puede aplicar a sus campos.</text:span></text:p>
      <text:p text:style-name="P16"/>
      <text:p text:style-name="P4"><text:span text:style-name="T17">Pregunta 2: </text:span><text:span text:style-name="T16">De acuerdo al tipo de datos que lo compone, el registro es una estructura de datos</text:span></text:p>
      <text:list xml:id="list2333398115" text:style-name="WWNum9">
        <text:list-item>
          <text:p text:style-name="P44"><text:soft-page-break/><text:span text:style-name="T15">Heterogénea</text:span></text:p>
        </text:list-item>
        <text:list-item>
          <text:p text:style-name="P44"><text:span text:style-name="T16">Homogénea</text:span></text:p>
        </text:list-item>
        <text:list-item>
          <text:p text:style-name="P44"><text:span text:style-name="T16">Numérica</text:span></text:p>
        </text:list-item>
      </text:list>
      <text:p text:style-name="P4"><text:span text:style-name="T17">Respuesta:</text:span><text:span text:style-name="T16"> El tipo de datos registro es una estructura de datos heterogénea ya que sus campos pueden estar compuestos de otros diversos tipos de datos.</text:span></text:p>
      <text:p text:style-name="P4"><text:span text:style-name="T17">Pregunta 3: </text:span><text:span text:style-name="T16">¿Cómo le asignamos un valor a un campo de un registro?</text:span></text:p>
      <text:list xml:id="list1538217273" text:style-name="WWNum7">
        <text:list-item>
          <text:p text:style-name="P45"><text:span text:style-name="T16">IdentificadorRegistro,campo := Valor;</text:span></text:p>
        </text:list-item>
        <text:list-item>
          <text:p text:style-name="P45"><text:span text:style-name="T15">IdentificadorRegistro.campo1 := Valor;</text:span></text:p>
        </text:list-item>
        <text:list-item>
          <text:p text:style-name="P45"><text:span text:style-name="T16">IdentificadorRegistro[campo] := Valor;</text:span></text:p>
        </text:list-item>
      </text:list>
      <text:p text:style-name="P4"><text:span text:style-name="T17">Respuesta:</text:span><text:span text:style-name="T16"> Solo se puede realizar la operación asignación directa en un registro de la siguiente forma IdentificadorRegistro.campo1 := Valor;.</text:span></text:p>
      <text:p text:style-name="P16"/>
      <text:p text:style-name="P4"><text:span text:style-name="T17">Pregunta 4: </text:span><text:span text:style-name="T16">¿Cuándo decimos que una estructura de datos es de acceso directo?</text:span></text:p>
      <text:list xml:id="list2196481156" text:style-name="WWNum5">
        <text:list-item>
          <text:p text:style-name="P46"><text:span text:style-name="T16">Cuando se puede acceder a un elemento deseado recorriendo toda la estructura y sumando los elementos adyacentes.</text:span></text:p>
        </text:list-item>
        <text:list-item>
          <text:p text:style-name="P46"><text:span text:style-name="T16">Cuando se puede acceder a un elemento deseado recorriendo toda la estructura.</text:span></text:p>
        </text:list-item>
        <text:list-item>
          <text:p text:style-name="P46"><text:span text:style-name="T15">Cuando se puede acceder a un elemento deseado sin necesidad de recorrer toda la estructura.</text:span></text:p>
        </text:list-item>
      </text:list>
      <text:p text:style-name="P4"><text:span text:style-name="T17">Respuesta:</text:span><text:span text:style-name="T16"> Por definición, las estructuras de datos de acceso directo se pueden acceder a cualquier elemento que la compone sin recorrer la estructura, de ahí su nombre.</text:span></text:p>
      <text:p text:style-name="P16"/>
      <text:p text:style-name="P4"><text:span text:style-name="T17">Pregunta 5: ¿</text:span><text:span text:style-name="T9">Qué</text:span><text:span text:style-name="T16"> estructura de control se utiliza para permitir el acceso de todos los campos de un registro directamente?.</text:span></text:p>
      <text:list xml:id="list732527708" text:style-name="WWNum3">
        <text:list-item>
          <text:p text:style-name="P47"><text:span text:style-name="T15">With .. do</text:span></text:p>
        </text:list-item>
        <text:list-item>
          <text:p text:style-name="P47"><text:span text:style-name="T16">Repeat .. Until</text:span></text:p>
        </text:list-item>
        <text:list-item>
          <text:p text:style-name="P47"><text:span text:style-name="T16">While .. do</text:span></text:p>
        </text:list-item>
      </text:list>
      <text:p text:style-name="P4"><text:span text:style-name="T17">Respuesta:</text:span><text:span text:style-name="T16"> La estructura de control with .. do sirve para acceder directamente a los campos de un registro sin tener que llamar al registro constantemente, solo a sus campos.</text:span></text:p>
      <text:p text:style-name="P9"><text:soft-page-break/></text:p>
      <text:p text:style-name="P4"><text:span text:style-name="T29">█ </text:span><text:span text:style-name="T14">Color Morado: Arreglo, Listas y Eficiencia.</text:span></text:p>
      <text:p text:style-name="P4"><text:span text:style-name="T17">Pregunta 1: ¿</text:span><text:span text:style-name="T16">Qué es un arreglo?</text:span></text:p>
      <text:list xml:id="list2466462087" text:style-name="WWNum2">
        <text:list-item>
          <text:p text:style-name="P48"><text:span text:style-name="T15">Es una colección de elementos homogéneos a los que se accede mediante un índice.</text:span></text:p>
        </text:list-item>
        <text:list-item>
          <text:p text:style-name="P48"><text:span text:style-name="T16">Es una colección de elementos homogéneos con una relación lineal que los vincula</text:span></text:p>
        </text:list-item>
        <text:list-item>
          <text:p text:style-name="P48"><text:span text:style-name="T16">Es una estructura de datos heterogénea </text:span><text:span text:style-name="T9">donde a cada</text:span><text:span text:style-name="T16"> dato que lo compone se lo denomina Campo.</text:span></text:p>
        </text:list-item>
      </text:list>
      <text:p text:style-name="P4"><text:span text:style-name="T17">Respuesta:</text:span><text:span text:style-name="T16"> El tipo de dato arreglo es una colección de elementos a los que se puede acceder a sus datos mediante un índice.</text:span></text:p>
      <text:p text:style-name="P16"/>
      <text:p text:style-name="P7"/>
      <text:p text:style-name="P4"><text:span text:style-name="T17">Pregunta 2: </text:span><text:span text:style-name="T16">¿En qué consiste el método de corrección de programas “Walkthrough o Recorrido”?</text:span></text:p>
      <text:list xml:id="list2188101215" text:style-name="WWNum1">
        <text:list-item>
          <text:p text:style-name="P49"><text:span text:style-name="T16">El método consiste en recorrer un programa con alguna otra persona y calcular la cantidad exacta de memoria que ocupa cada variable.</text:span></text:p>
        </text:list-item>
        <text:list-item>
          <text:p text:style-name="P49"><text:span text:style-name="T15">El método consiste en recorrer un programa con alguna otra persona.</text:span></text:p>
        </text:list-item>
        <text:list-item>
          <text:p text:style-name="P49"><text:span text:style-name="T16">El método consiste en recorrer el programa instrucción por instrucción y compilarlo mentalmente.</text:span></text:p>
        </text:list-item>
      </text:list>
      <text:p text:style-name="P4"><text:span text:style-name="T17">Respuesta:</text:span><text:span text:style-name="T16"> Ya que el método walkthrough consiste en ver las instrucciones del programa paso por paso con una persona que no comparta los mismos preconceptos y pensamientos, que a su vez esté dispuesta a descubrir errores.</text:span></text:p>
      <text:p text:style-name="P16"/>
      <text:p text:style-name="P4"><text:span text:style-name="T17">Pregunta 3: ¿</text:span><text:span text:style-name="T16">Cuáles de estas operaciones no son permitidas para un tipo de dato puntero?.</text:span></text:p>
      <text:list xml:id="list3864657486" text:style-name="WWNum15">
        <text:list-item>
          <text:p text:style-name="P50"><text:span text:style-name="T15">Readln (puntero);</text:span></text:p>
        </text:list-item>
        <text:list-item>
          <text:p text:style-name="P50"><text:span text:style-name="T16">If (puntero1 = puntero2) then</text:span></text:p>
        </text:list-item>
        <text:list-item>
          <text:p text:style-name="P50"><text:span text:style-name="T16">Dispose(puntero);</text:span></text:p>
        </text:list-item>
      </text:list>
      <text:p text:style-name="P4"><text:span text:style-name="T17">Respuesta:</text:span><text:span text:style-name="T16"> No se puede realizar un Readln sobre un puntero ya que apunta o señala a la variable almacenada en la dirección de memoria que contiene el puntero.</text:span></text:p>
      <text:p text:style-name="P16"/>
      <text:p text:style-name="P4"><text:soft-page-break/><text:span text:style-name="T17">Pregunta 4: ¿</text:span><text:span text:style-name="T16">Cuando se considera correcto un programa?.</text:span></text:p>
      <text:list xml:id="list1135729415" text:style-name="WWNum14">
        <text:list-item>
          <text:p text:style-name="P51"><text:span text:style-name="T16">Cuando el programa compila.</text:span></text:p>
        </text:list-item>
        <text:list-item>
          <text:p text:style-name="P51"><text:span text:style-name="T15">Cuando el programa cumple la función especificada.</text:span></text:p>
        </text:list-item>
        <text:list-item>
          <text:p text:style-name="P51"><text:span text:style-name="T16">Cuando el programa está bien modularizado.</text:span></text:p>
        </text:list-item>
      </text:list>
      <text:p text:style-name="P4"><text:span text:style-name="T17">Respuesta:</text:span><text:span text:style-name="T16"> Ya que un programa se considera correcto cuando cumple la función que se le propuso, que un programa sea correcto no depende de su calidad, eficiencia o modularización.</text:span></text:p>
      <text:p text:style-name="P16"/>
      <text:p text:style-name="P4"><text:span text:style-name="T17">Pregunta 5: <text:s/></text:span><text:span text:style-name="T16">En caso de perder el primer puntero de una lista:</text:span></text:p>
      <text:list xml:id="list978891665" text:style-name="WWNum13">
        <text:list-item>
          <text:p text:style-name="P52"><text:span text:style-name="T15">No es posible acceder a la lista, pero la lista sigue cargada en memoria dinámica. </text:span></text:p>
        </text:list-item>
        <text:list-item>
          <text:p text:style-name="P52"><text:span text:style-name="T16">La lista automáticamente se libera en la memoria dinámica.</text:span></text:p>
        </text:list-item>
        <text:list-item>
          <text:p text:style-name="P52"><text:span text:style-name="T16">La lista automáticamente vuelve al primer nodo y sigue cargada en memoria dinámica.</text:span></text:p>
        </text:list-item>
      </text:list>
      <text:p text:style-name="P4"><text:bookmark text:name="_heading=h.gjdgxs"/><text:span text:style-name="T17">Respuesta:</text:span><text:span text:style-name="T16"> Cuando no recordamos guardar el primer puntero de una lista se pierde el acceso a la misma ya que la lista es una estructura de datos de acceso secuencial, y no podemos acceder al inicio de la secuencia.</text:span></text:p>
      <text:p text:style-name="P15"/>
      <text:p text:style-name="P10"/>
      <text:p text:style-name="P4"><text:span text:style-name="T18">Bibliografía Utilizada:</text:span></text:p>
      <text:p text:style-name="P4"><text:span text:style-name="T19">- “Programación en Turbo Pascal” (originalmente “Programming with Turbo Pascal”) de David W. Carroll, traducido por Laura Magda Figueroa Peña.</text:span></text:p>
      <text:p text:style-name="P4"><text:span text:style-name="T19">- “Programación en Pascal” serie Schaum de Byron S. Gottfried.</text:span></text:p>
      <text:p text:style-name="P4"><text:span text:style-name="T19">- </text:span><text:span text:style-name="T5">Material</text:span><text:span text:style-name="T19"> de la clase de teoría de la cátedra.</text:span></text:p>
      <text:p text:style-name="P15"/>
      <text:p text:style-name="P4"><text:span text:style-name="T18">Herramientas Usadas (links):</text:span></text:p>
      <text:p text:style-name="P4"><text:span text:style-name="T19">- </text:span><text:a xlink:type="simple" xlink:href="https://www.lazarus-ide.org/" text:style-name="ListLabel_20_20" text:visited-style-name="ListLabel_20_20"><text:span text:style-name="T30">Lazarus IDE</text:span></text:a><text:span text:style-name="T19">.</text:span></text:p>
      <text:p text:style-name="P4"><text:span text:style-name="T19">- </text:span><text:a xlink:type="simple" xlink:href="https://github.com/" text:style-name="ListLabel_20_20" text:visited-style-name="ListLabel_20_20"><text:span text:style-name="T30">Github</text:span></text:a><text:span text:style-name="T19">.</text:span></text:p>
      <text:p text:style-name="P4"><text:soft-page-break/><text:span text:style-name="T19">- </text:span><text:a xlink:type="simple" xlink:href="https://excalidraw.com/" text:style-name="ListLabel_20_20" text:visited-style-name="ListLabel_20_20"><text:span text:style-name="T30">ExcaliDraw</text:span></text:a><text:span text:style-name="T19"> (gráficos).</text:span></text:p>
      <text:p text:style-name="P11"/>
      <text:p text:style-name="P4"><text:span text:style-name="T4">Datos Personales:</text:span></text:p>
      <text:p text:style-name="P4"><text:span text:style-name="T6">Alam Meza:</text:span></text:p>
      <text:list xml:id="list525181324" text:style-name="WWNum21">
        <text:list-item>
          <text:p text:style-name="P27"><text:span text:style-name="T5">Correo: alameza2000@gmail.com</text:span></text:p>
        </text:list-item>
        <text:list-item>
          <text:p text:style-name="P53"><text:span text:style-name="T5">DNI: 96.223.490</text:span></text:p>
        </text:list-item>
      </text:list>
      <text:p text:style-name="P23"><text:span text:style-name="T6">Nicolás Peñalba:</text:span></text:p>
      <text:list xml:id="list45723442635196" text:continue-numbering="true" text:style-name="WWNum21">
        <text:list-item>
          <text:p text:style-name="P54"><text:span text:style-name="T5">Correo: nicolaspenalba07@gmail.com</text:span></text:p>
        </text:list-item>
        <text:list-item>
          <text:p text:style-name="P55"><text:span text:style-name="T5">DNI: 43.738.21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ans1" fo:font-family="'Liberation Sans'" style:font-family-generic="roman" style:font-pitch="variable" fo:font-size="13pt" fo:font-style="italic" style:text-underline-style="none" fo:font-weight="bold" style:font-name-asian="Liberation Sans2" style:font-family-asian="'Liberation Sans'" style:font-family-generic-asian="system" style:font-pitch-asian="variable" style:font-size-asian="13pt" style:font-style-asian="italic" style:font-weight-asian="bold" style:font-name-complex="Liberation Sans2" style:font-family-complex="'Liberation Sans'"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Liberation Sans1" fo:font-family="'Liberation Sans'" style:font-family-generic="roman" style:font-pitch="variable" fo:font-size="28pt" fo:font-style="normal" style:text-underline-style="none" fo:font-weight="bold" style:font-name-asian="Liberation Sans2" style:font-family-asian="'Liberation Sans'" style:font-family-generic-asian="system" style:font-pitch-asian="variable" style:font-size-asian="28pt" style:font-style-asian="normal"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4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size="11pt" style:font-size-asian="11pt" style:font-size-complex="11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2"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6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264in" fo:margin-left="0in" fo:margin-right="0in" fo:margin-bottom="0.2866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text:span text:style-name="MT1">Informe del Trabajo Final de Promoción – Programación I </text:span><text:span text:style-name="MT2"><text:tab/>Alam Meza – Nicolás Peñalba</text:span></text:p>
        <text:p text:style-name="MP1"><draw:rect text:anchor-type="as-char" style:rel-width="100%" draw:z-index="35" draw:style-name="Mgr1" draw:text-style-name="MP2" svg:width="0.0012in" svg:height="0.0213in"><text:p/></draw:rect></text:p>
        <text:p text:style-name="MP3"/>
      </style:header>
      <style:footer>
        <text:p text:style-name="MP4"><draw:frame draw:style-name="Mfr1" draw:name="image1.jpg" text:anchor-type="char" svg:x="-0.35in" svg:y="0.0091in" svg:width="3.0417in" svg:height="0.5472in" draw:z-index="23"><draw:image xlink:href="Pictures/10000000000002690000006F8584E024F40A1FD8.jpg" xlink:type="simple" xlink:show="embed" xlink:actuate="onLoad" loext:mime-type="image/jpeg"/></draw:frame><draw:frame draw:style-name="Mfr1" draw:name="image2.jpg" text:anchor-type="char" svg:x="4.452in" svg:y="0.0091in" svg:width="2.1457in" svg:height="0.5465in" draw:z-index="11"><draw:image xlink:href="Pictures/10000000000004D80000016399AE2FAC8C8039A0.jpg" xlink:type="simple" xlink:show="embed" xlink:actuate="onLoad" loext:mime-type="image/jpe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2" meta:paragraph-count="195" meta:word-count="2959" meta:character-count="17850" meta:non-whitespace-character-count="15088"/>
    <meta:generator>LibreOfficeDev/6.0.5.2$Linux_X86_64 LibreOffice_project/</meta:generator>
  </office:meta>
</office:document-meta>
</file>